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5afd3" officeooo:paragraph-rsid="0015afd3" style:font-weight-asian="bold" style:font-weight-complex="bold"/>
    </style:style>
    <style:style style:name="P2" style:family="paragraph" style:parent-style-name="Standard">
      <style:text-properties fo:font-weight="bold" officeooo:rsid="0016e890" officeooo:paragraph-rsid="0016e890" style:font-weight-asian="bold" style:font-weight-complex="bold"/>
    </style:style>
    <style:style style:name="P3" style:family="paragraph" style:parent-style-name="Standard">
      <style:text-properties fo:font-weight="normal" officeooo:rsid="0015afd3" officeooo:paragraph-rsid="0015afd3" style:font-weight-asian="normal" style:font-weight-complex="normal"/>
    </style:style>
    <style:style style:name="P4" style:family="paragraph" style:parent-style-name="Standard">
      <style:text-properties fo:font-weight="normal" officeooo:rsid="0016e890" officeooo:paragraph-rsid="0016e890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6e89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cutar raspagem direto do site:</text:p>
      <text:p text:style-name="P3"><text:s/>Para realizar a raspagem direto do site <text:a xlink:type="simple" xlink:href="http://divulgacand2012.tse.jus.br/divulgacand2012/ResumoCandidaturas.action" text:style-name="Internet_20_link" text:visited-style-name="Visited_20_Internet_20_Link">http://divulgacand2012.tse.jus.br/divulgacand2012/ResumoCandidaturas.action</text:a> abra o arquivo <text:span text:style-name="T1">CaminharLinks.php, </text:span>vá na linha 62, nesta linha terá o seguinte código: </text:p>
      <text:p text:style-name="P3">if ($contEstado == 9)</text:p>
      <text:p text:style-name="P3"><text:s/>No lugar do nove coloque o numero do estado que você quer(Acre:0, Alagoas:1, … Tocantins:25). No código acima o 9 é o numero correspondente ao estado de Minas Gerais. Após feito isso a raspagem será iniciada, a partir da primeira cidade escolhida. Existe um arquivo control.txt na pasta com 3 números, onde o primeiro número é correspondente ao estado atual, o segundo número corresponde a cidade na qual está sendo feita a raspagem, e o terceiro numero numero corresponde ao politico que está tendo seus dados capturados. O segundo numero sempre tera o dobro do valor das cidade do estado, isso ocorre pois os dados estão divididos em &lt;div&gt; diferentes. Ao executar o código a raspagem irá continuar até terminar todas as cidades do estado escolhido. O procedimento de escolher qual estado deve ser escolhido é manual devido a falhas de requisições http não da para deixar executando de 0 a 25. Esse arquivo utiliza o arquivo <text:span text:style-name="T1">CapturaDados.php, </text:span>arquivo este que é responsável por capturar os dados do candidatos e salvar no banco. Além do control.txt que é criado e do arquivo <text:span text:style-name="T1">CapturaDados.php </text:span>também é gerado um arquivo <text:span text:style-name="T1">dados1.txt</text:span> que permite ver o andamento do algoritmo, este arquivo ajuda para saber se você não está com 2 execuções do código.</text:p>
      <text:p text:style-name="P3"/>
      <text:p text:style-name="P1">Colocar dados que estão no txt no banco:</text:p>
      <text:p text:style-name="P3"><text:s/><text:span text:style-name="T2">Passos:</text:span></text:p>
      <text:p text:style-name="P4">1- Descompactar o arquivo dadosCompletos.txt.rar dentro da pasta <text:span text:style-name="T1">raspagem2012.</text:span></text:p>
      <text:p text:style-name="P4">2- Abrir o código do arquivo <text:span text:style-name="T1">leTxtSalvaBancos.php . </text:span>Como o próprio nome já diz, esse arquivo lê os dados de um txt e salvo eles no banco.</text:p>
      <text:p text:style-name="P4">3- Ir na linha 9 e escolher um valor para a variável <text:span text:style-name="T1">$de</text:span> , essa variável diz de qual linha começar a ler o arquivo txt.</text:p>
      <text:p text:style-name="P4">4- Ir na linha 10 e escolher um valor para a variável <text:span text:style-name="T1">$ate, </text:span>essa variável diz até qual linha do txt deve ser lida.</text:p>
      <text:p text:style-name="P4">5- Executar o código, e ter paciência.</text:p>
      <text:p text:style-name="P4"/>
      <text:p text:style-name="P2">Atualizar resultado da eleição:</text:p>
      <text:p text:style-name="P4">Ao contrario da eleição de 2014 esse dado não estava junto com o politico. Deve que ser baixado arquivos com resultados de cada turno para cado estado. Esses arquivos então compactados dentro de ResultadosEleicao2012. Descompacte o arquivo, deve ser gerado uma pasta chamada Resultado2012 dentro da pasta raspagem2012(pasta atual), a pasta criada deve conter vários arquivos com a extensão .csv. Para atualizar os resultados dos políticos basta executar o código atualizaResultado.php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3T00:49:54.439892775</meta:creation-date>
    <dc:date>2015-11-07T01:02:37.264398732</dc:date>
    <meta:editing-duration>PT10M59S</meta:editing-duration>
    <meta:editing-cycles>2</meta:editing-cycles>
    <meta:generator>LibreOffice/4.3.7.2$Linux_X86_64 LibreOffice_project/430m0$Build-2</meta:generator>
    <meta:document-statistic meta:table-count="0" meta:image-count="0" meta:object-count="0" meta:page-count="1" meta:paragraph-count="13" meta:word-count="418" meta:character-count="2554" meta:non-whitespace-character-count="2145"/>
  </office:meta>
</office:document-meta>
</file>